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Monospace" svg:font-family="Monospace"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line-height="150%"/>
      <style:text-properties fo:font-size="14pt" style:font-size-asian="14pt" style:font-size-complex="14pt"/>
    </style:style>
    <style:style style:name="P2" style:family="paragraph" style:parent-style-name="Preformatted_20_Text">
      <style:paragraph-properties fo:line-height="150%" fo:text-align="center" style:justify-single-word="false"/>
      <style:text-properties fo:font-size="14pt" style:font-size-asian="14pt" style:font-size-complex="14pt"/>
    </style:style>
    <style:style style:name="P3" style:family="paragraph" style:parent-style-name="Preformatted_20_Text">
      <style:paragraph-properties fo:line-height="150%" fo:text-align="start" style:justify-single-word="false"/>
      <style:text-properties fo:font-size="14pt" style:font-size-asian="14pt" style:font-size-complex="14pt"/>
    </style:style>
    <style:style style:name="P4" style:family="paragraph" style:parent-style-name="Preformatted_20_Text">
      <style:paragraph-properties fo:line-height="150%" fo:text-align="start" style:justify-single-word="false"/>
      <style:text-properties fo:font-size="14pt" fo:font-weight="normal" style:font-size-asian="14pt" style:font-weight-asian="normal" style:font-size-complex="14pt" style:font-weight-complex="normal"/>
    </style:style>
    <style:style style:name="P5" style:family="paragraph" style:parent-style-name="Preformatted_20_Text">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Preformatted_20_Text">
      <style:paragraph-properties fo:line-height="150%" fo:text-align="start" style:justify-single-word="false"/>
      <style:text-properties fo:font-size="14pt" fo:font-weight="bold" style:font-size-asian="14pt" style:font-weight-asian="bold" style:font-size-complex="14pt" style:font-weight-complex="bold"/>
    </style:style>
    <style:style style:name="P7" style:family="paragraph" style:parent-style-name="Preformatted_20_Text">
      <style:paragraph-properties fo:line-height="150%"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line-height="150%"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Preformatted_20_Text">
      <style:paragraph-properties fo:line-height="150%" fo:text-align="start" style:justify-single-word="false"/>
      <style:text-properties fo:font-size="16pt" fo:font-weight="bold" style:font-size-asian="16pt" style:font-weight-asian="bold" style:font-size-complex="16pt" style:font-weight-complex="bold"/>
    </style:style>
    <style:style style:name="P10" style:family="paragraph" style:parent-style-name="Preformatted_20_Text">
      <style:paragraph-properties fo:line-height="150%"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Preformatted_20_Text">
      <style:paragraph-properties fo:line-height="150%" fo:text-align="start"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Medical Information Project Report</text:p>
      <text:p text:style-name="P2"/>
      <text:p text:style-name="P2"/>
      <text:p text:style-name="P2"/>
      <text:p text:style-name="P2"/>
      <text:p text:style-name="P2"/>
      <text:p text:style-name="P2"/>
      <text:p text:style-name="P2"/>
      <text:p text:style-name="P2"/>
      <text:p text:style-name="P2"/>
      <text:p text:style-name="P5"><text:soft-page-break/></text:p>
      <text:p text:style-name="P6">Table of Contents</text:p>
      <text:p text:style-name="P4">1. Introduction</text:p>
      <text:p text:style-name="P4">2. Design</text:p>
      <text:p text:style-name="P4"><text:tab/>1) Construction</text:p>
      <text:p text:style-name="P4"><text:tab/><text:tab/>a. Classes: Connector, DB, Main</text:p>
      <text:p text:style-name="P4"><text:tab/>2) Application Programs</text:p>
      <text:p text:style-name="P4"><text:tab/><text:tab/>a. <text:s/>Prescription</text:p>
      <text:p text:style-name="P4"><text:tab/><text:tab/>b. <text:s text:c="2"/>Medical Test</text:p>
      <text:p text:style-name="P4"><text:tab/><text:tab/>c. <text:s text:c="2"/>Patient Information Update</text:p>
      <text:p text:style-name="P4"><text:tab/><text:tab/>d. <text:s/>Search Engine</text:p>
      <text:p text:style-name="P4"><text:tab/><text:tab/>e. <text:s/>Help</text:p>
      <text:p text:style-name="P4"><text:tab/><text:tab/>f. <text:s/>Exit</text:p>
      <text:p text:style-name="P4">3. Summar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roduction</text:p>
      <text:p text:style-name="P3"><text:span text:style-name="T1"><text:tab/></text:span><text:span text:style-name="T3">This medical information system is designed <text:s/>for Alberta Health Department by using Java and JDBC. <text:s/>This project is implemented as a client-server application in which the information will be updated in the Oracle Database. Considering the medical information, the massive data are stored separately in tables: </text:span><text:span text:style-name="T2">patient(health_care_no, name, address,birth_day, phone), doctor(employee_no,clinic_address,office_phone,emergency_phone,health_care_no), medical_lab(lab_name,address,phone), test_type(type_id,test_name,pre_requirement,test_procedure), <text:s/>test_type(type_id,test_name, pre_requirement,test_procedure), <text:s/>not_allowed(health_care_no,type_id) and test_record(test_id,type_id,patient_no,employee_no,medical_lab,result,prescribe_date,test_date). </text:span></text:p>
      <text:p text:style-name="P10"><text:tab/>The medical information system consists of six application programs:</text:p>
      <text:p text:style-name="P10"><text:tab/>1. Prescription: This program is used by a doctor to prescribe a medical test to a patient. First, the system will query users to enter the detailed information about the prescription, including the employee number or name of the doctor who prescribes the test, the test name, and the name or health care number of the patient. The system is smart to guide users to enter data with correct formation, and will notice users if any errors fire. The system will automatically generate a suitable test id for the new test record, and use null value for the rest fields only when all prescriptions do not conflict with not_allowed constraints. Also, they system will insert the current time as prescription time in test record. In addition, the system is sensitive to repeated names, and will query users to choose a right identity.</text:p>
      <text:p text:style-name="P10"><text:tab/>2. Medical Test: This program is used by medical lab personnel to enter the test result after a medical test is completed. This program allows users to enter all necessary information to complete the task, including, but not limiting to, the lab name, test date and the test result. The system will first check if a patient has a proper prescription. The system will reject any <text:s/>requests if a patient do not have a proper prescription. </text:p>
      <text:p text:style-name="P10"><text:tab/>3. Patient Information Update: This program is used by users to enter information for creating a new patient or updating an existing patient. All the information about a patient, except the health care number for an existing patient, may be updated. The system is smart to skip entering information fields if users do not want to add, like phone, address, <text:s/>except health_care_no and name. <text:s/>Also, the system will guide users to enter data with correct formation, and alarm when an error happens. There is an option that users can create or update their not allowed test.</text:p>
      <text:p text:style-name="P10"><text:tab/>4. Search Engine: The Search Engine has three options. First, by entering either a health care number of a patient name of the user, the system will display the health_care_no, patient name, test <text:soft-page-break/>type name, testing date, and test result of all test records of this user. Second, by entering the name or employee number of a doctor and the starting and ending dates between which tests are prescribed, the system will display the health_care_no, patient name, test type name and prescribing date of all tests prescribed by the doctor. Third, by entering a test type name, the system will display the health_care_no, name, address and phone number of all patients, who have reached the alarming age of the <text:s/>test type but have never taken a test of that test type name.</text:p>
      <text:p text:style-name="P10"><text:tab/>5. Help: <text:s/>This program will give users who are not familiar with this medical information system a brief introduction of the 4 programs Prescription, Medical Test, Patient Information Update and Search Engine. </text:p>
      <text:p text:style-name="P10"><text:tab/>6. Exit: This program will guide users to close the database connection and quit this system safel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Design</text:p>
      <text:p text:style-name="P7">Construction:</text:p>
      <text:p text:style-name="P11"><text:tab/>The fundamental of a Java &amp; JDBC project is class. This system is built by three classes: Connector, DB and Main. </text:p>
      <text:p text:style-name="P11"><text:tab/>Connector: The main purpose of class Connector is to initialize the connection using Oracle’s JDBC. In this class, the constructor Connector will initialize the connection to data source by using DriverManager. In this class, the function closeConnection is used to close the connection when connection is no longer required. The function executeNonQuery is used to executes non queries such as inserts, updates, and return true or false. The function executeQuery is used to executes SQL query, and will return a ResultSet object.</text:p>
      <text:p text:style-name="P11"><text:tab/>Main: This is the central control of the system. When user start to use this system, the system will display a main menu to guide users to choose programs which they prefer. After choosing one program, the system will connect to the database first. After the connection is created, the system will query users to enter required information and the display results. After the program is done, the system will automatically close the connection, and go back to the main menu. The system will go back to the wait state if the option “Exit” is not pressed, until users chose a next program. The five application programs are saved in Main class.</text:p>
      <text:p text:style-name="P11"><text:tab/>DB: This class is a pool of methods of the implemented application programs. All of the methods related to create, update and query databases are saved in this class. </text:p>
      <text:p text:style-name="P11"><text:tab/></text:p>
      <text:p text:style-name="P7"/>
      <text:p text:style-name="P7"/>
      <text:p text:style-name="P7"/>
      <text:p text:style-name="P7"/>
      <text:p text:style-name="P7"/>
      <text:p text:style-name="P7"/>
      <text:p text:style-name="P7"/>
      <text:p text:style-name="P7"/>
      <text:p text:style-name="P7"/>
      <text:p text:style-name="P7"/>
      <text:p text:style-name="P7"><text:soft-page-break/>Application Programs:</text:p>
      <text:p text:style-name="P7">a. Prescription</text:p>
      <text:p text:style-name="P8">1. Enter the employee_no or name (case insensitive) of the doctor who prescribes the test.</text:p>
      <text:p text:style-name="P8"><text:tab/>1). If user enter an employee_no</text:p>
      <text:p text:style-name="P8"><text:tab/><text:tab/>a. Check if the system has this employee_no. If yes, <text:s/>save the <text:tab/><text:tab/><text:tab/><text:tab/><text:tab/>employee_no. If no, try to enter again or quit the program.</text:p>
      <text:p text:style-name="P8"><text:tab/>2). If user enter an doctor name</text:p>
      <text:p text:style-name="P8"><text:tab/><text:tab/>a. Check the formation of entered name: length, blank or no character. If</text:p>
      <text:p text:style-name="P8"><text:tab/><text:tab/>any of those cases, try again or quit the program</text:p>
      <text:p text:style-name="P8"><text:tab/><text:tab/>b. If the entered formation is correct, then check if the system has a <text:tab/><text:tab/><text:tab/><text:tab/>employee number for the given name.</text:p>
      <text:p text:style-name="P8"><text:tab/><text:tab/>c. Repeated name may happen, so the system will display the multiple <text:tab/><text:tab/><text:tab/>empolyee_no for the given name, and guide the user to choose a right <text:tab/><text:tab/><text:tab/>number. Once getting the right employee_no, save it.</text:p>
      <text:p text:style-name="P8"><text:tab/>3). Enter a test name</text:p>
      <text:p text:style-name="P8"><text:tab/><text:tab/>a. Check the formation of the entered name: length, blank or no character. If</text:p>
      <text:p text:style-name="P8"><text:tab/><text:tab/>any of those cases, try again or quit the program.</text:p>
      <text:p text:style-name="P8"><text:tab/><text:tab/>b. Once the formation is correct, then the system will check if the test is in <text:s text:c="4"/><text:tab/><text:tab/>the system. If no, then try again or quit. If yes, find the type id of the given</text:p>
      <text:p text:style-name="P8"><text:tab/><text:tab/>test name.</text:p>
      <text:p text:style-name="P8"><text:tab/>4). Enter a health care number or name of patient</text:p>
      <text:p text:style-name="P8"><text:tab/><text:tab/>///////////////////////////////////////a. If enter a <text:s/>health care number</text:p>
      <text:p text:style-name="P8"/>
      <text:p text:style-name="P7">b. Medical Test</text:p>
      <text:p text:style-name="P7">c. Patient Information Update</text:p>
      <text:p text:style-name="P7">d. Search Engine</text:p>
      <text:p text:style-name="P7">e. Help</text:p>
      <text:p text:style-name="P7"><text:soft-page-break/>f.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Monospace" svg:font-family="Monospace"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WenQuanYi Zen Hei Mono"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6T23:00:56</dc:date>
    <dc:creator>Jun Zhao</dc:creator>
    <meta:generator>LibreOffice/3.5$Linux_X86_64 LibreOffice_project/350m1$Build-2</meta:generator>
    <meta:editing-duration>PT1H58M51S</meta:editing-duration>
    <meta:editing-cycles>122</meta:editing-cycles>
    <meta:document-statistic meta:table-count="0" meta:image-count="0" meta:object-count="0" meta:page-count="7" meta:paragraph-count="52" meta:word-count="1075" meta:character-count="6774" meta:non-whitespace-character-count="5652"/>
  </office:meta>
</office:document-meta>
</file>